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officeooo:rsid="001efbba" officeooo:paragraph-rsid="001efbba" style:font-size-asian="14pt" style:font-size-complex="14pt"/>
    </style:style>
    <style:style style:name="P2" style:family="paragraph" style:parent-style-name="Standard">
      <style:text-properties fo:font-size="14pt" officeooo:rsid="001efbba" officeooo:paragraph-rsid="0021e177" style:font-size-asian="14pt" style:font-size-complex="14pt"/>
    </style:style>
    <style:style style:name="P3" style:family="paragraph" style:parent-style-name="Standard">
      <style:text-properties fo:font-size="14pt" officeooo:rsid="0021e177" officeooo:paragraph-rsid="0021e177" style:font-size-asian="14pt" style:font-size-complex="14pt"/>
    </style:style>
    <style:style style:name="P4" style:family="paragraph" style:parent-style-name="Standard">
      <style:text-properties fo:font-size="14pt" officeooo:rsid="0021e177" officeooo:paragraph-rsid="0023b091" style:font-size-asian="14pt" style:font-size-complex="14pt"/>
    </style:style>
    <style:style style:name="P5" style:family="paragraph" style:parent-style-name="Standard">
      <style:text-properties fo:font-size="14pt" officeooo:rsid="00264cc8" officeooo:paragraph-rsid="00264cc8" style:font-size-asian="14pt" style:font-size-complex="14pt"/>
    </style:style>
    <style:style style:name="P6" style:family="paragraph" style:parent-style-name="Standard">
      <style:text-properties fo:font-size="14pt" officeooo:rsid="00264cc8" officeooo:paragraph-rsid="002916e8" style:font-size-asian="14pt" style:font-size-complex="14pt"/>
    </style:style>
    <style:style style:name="P7" style:family="paragraph">
      <loext:graphic-properties draw:fill="none"/>
    </style:style>
    <style:style style:name="T1" style:family="text">
      <style:text-properties officeooo:rsid="001efbba"/>
    </style:style>
    <style:style style:name="T2" style:family="text">
      <style:text-properties officeooo:rsid="0020a629"/>
    </style:style>
    <style:style style:name="T3" style:family="text">
      <style:text-properties officeooo:rsid="0023b08a"/>
    </style:style>
    <style:style style:name="T4" style:family="text">
      <style:text-properties officeooo:rsid="0023b091"/>
    </style:style>
    <style:style style:name="T5" style:family="text">
      <style:text-properties officeooo:rsid="00245687"/>
    </style:style>
    <style:style style:name="T6" style:family="text">
      <style:text-properties officeooo:rsid="00259ac2"/>
    </style:style>
    <style:style style:name="T7" style:family="text">
      <style:text-properties officeooo:rsid="00269587"/>
    </style:style>
    <style:style style:name="T8" style:family="text">
      <style:text-properties officeooo:rsid="0026cc57"/>
    </style:style>
    <style:style style:name="T9" style:family="text">
      <style:text-properties officeooo:rsid="0027aa2d"/>
    </style:style>
    <style:style style:name="T10" style:family="text">
      <style:text-properties officeooo:rsid="00284669"/>
    </style:style>
    <style:style style:name="T11" style:family="text">
      <style:text-properties officeooo:rsid="002916e8"/>
    </style:style>
    <style:style style:name="gr1" style:family="graphic">
      <style:graphic-properties svg:stroke-width="0.101cm" svg:stroke-color="#000000" draw:marker-start-width="0.499cm" draw:marker-end-width="0.499cm" draw:fill="none" draw:textarea-horizontal-align="justify" draw:textarea-vertical-align="middle" draw:auto-grow-height="false" fo:min-height="3.81cm" fo:min-width="20.717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text:tab/><text:tab/><text:tab/><text:tab/><text:tab/><text:tab/><text:tab/><text:tab/><text:tab/><text:tab/><text:tab/><text:tab/><text:tab/>1°2</text:p>
      <text:p text:style-name="P1">chauve<text:tab/><text:tab/><text:tab/><text:tab/><text:tab/><text:tab/><text:tab/><text:tab/><text:tab/><text:tab/><text:tab/><text:tab/>05/01/2023</text:p>
      <text:p text:style-name="P1"/>
      <text:p text:style-name="P1"/>
      <text:p text:style-name="P1"><text:tab/><text:tab/><text:tab/><text:tab/><text:tab/><text:tab/>Etude de document </text:p>
      <text:p text:style-name="P1"/>
      <text:p text:style-name="P1"/>
      <text:p text:style-name="P1"><draw:custom-shape text:anchor-type="paragraph" draw:z-index="0" draw:name="Shape1" draw:style-name="gr1" draw:text-style-name="P7" svg:width="20.718cm" svg:height="3.811cm" svg:x="-1.898cm" svg:y="0.362cm"><text:p/><draw:enhanced-geometry svg:viewBox="0 0 21600 21600" draw:type="rectangle" draw:enhanced-path="M 0 0 L 21600 0 21600 21600 0 21600 0 0 Z N"/></draw:custom-shape></text:p>
      <text:p text:style-name="P1"/>
      <text:p text:style-name="P1"/>
      <text:p text:style-name="P1"/>
      <text:p text:style-name="P1"/>
      <text:p text:style-name="P1"/>
      <text:p text:style-name="P1"/>
      <text:p text:style-name="P1"/>
      <text:p text:style-name="P1"/>
      <text:p text:style-name="P2">Nairobi est une metropole d’affrique du Sud, a l’aide des documents 1 et 2 nous décrirons dans un premier temps les <text:span text:style-name="T4">é</text:span>l<text:span text:style-name="T4">é</text:span>ment<text:span text:style-name="T4">s</text:span> qui font de Nairobi une métropole attractive puis dans un second temps nous nous interrogerons sur les fractures représentatives d’une métropole du sud. </text:p>
      <text:p text:style-name="P2"><text:span text:style-name="T2">Le document 1 est le Portrait de Nairobi du point de vue de ceux qui la veillent, l’auteur est jean-Baptiste Lanne, ecrit en janvier 2017 et publier sur le site : http:/geoconfluence[...]securite. </text:span></text:p>
      <text:p text:style-name="P2">Le documment <text:span text:style-name="T2">2</text:span> est une photographie du bidonville de Kibera situé au sud de Nairobi, <text:span text:style-name="T2">consulté en octobre 2019</text:span> <text:span text:style-name="T2">cette image est tiré du site : https:/fr.123[…].html. </text:span></text:p>
      <text:p text:style-name="P1"/>
      <text:p text:style-name="P3">Pour commancer nous allons décrire les éléments qui font de Nairobi un métropole attractive </text:p>
      <text:p text:style-name="P3"/>
      <text:p text:style-name="P4"><text:tab/>Dans le document 1 on nous dit «Nairobi est perçu comme une ville résolument moderne, permettant de nourrir l’espoir d’un mode de vie libéré » ligne 6 - 7 en effet, cette citation montre que si Nairobi est aussi attractive c’est en pari grace a l’espoir quelle dégage <text:span text:style-name="T4">et quelle fait vivre chez les gens. Cette espoir est aussi une des principale <text:s/>cause de l’exode rural en provenance de toutes les régions du Kenya. En effet, </text:span><text:span text:style-name="T5">cette ville est porteur d’espoir pour tout ceux qui ne sont pas heureux, </text:span><text:span text:style-name="T6">qui vive mal, etc...</text:span></text:p>
      <text:p text:style-name="P3"/>
      <text:p text:style-name="P3"><text:tab/><text:span text:style-name="T3">L’attractivité <text:s/>est aussi du a la modernité des infrastructure comme dit dans le document 1 ligne 8 – 9 « il se conpose de gratte-ciel, de vitrine de mode, de banques, de magasins high-tech et de cafés a la mode. De plus, l’idée que le gens se font des Nairobi est « la ville ou tout est grand, ou les immeubles sont haut ». dans le text on voit que l’accès a la société de consommation et de loisire est très présent de discourt des citoyens. </text:span></text:p>
      <text:p text:style-name="P3"/>
      <text:p text:style-name="P3"><text:soft-page-break/><text:tab/><text:span text:style-name="T3">La </text:span><text:span text:style-name="T4">i</text:span><text:span text:style-name="T3">migration jou aussi un rôle très important dans l’attractivité de la ville, en effet Nairobi est un important réceptacle des dynamiques migratoires, tant a l’échelle nationale, que régionale. </text:span><text:span text:style-name="T4">De plus la croissance démographique de Nairobi est de 4,8 % ce qui est plus que les 3,4 % des villes des pays en voie de développement. Ce phénmène de migration et la principale cause de l’extention et la densification des Bidonvilles de la capitale ce qui nous exeplique pourquoi Kibera est l’un des plus grand bidonville du sud de Nairobi </text:span></text:p>
      <text:p text:style-name="P3"/>
      <text:p text:style-name="P3"/>
      <text:p text:style-name="P5">Pour continuer, <text:span text:style-name="T1">nous nous interrogerons sur les fractures représentatives d’une métropole du sud. </text:span></text:p>
      <text:p text:style-name="P5"/>
      <text:p text:style-name="P6"><text:tab/><text:span text:style-name="T7">Kibera est représentatif des fractures de Nairobi et des métropole</text:span><text:span text:style-name="T8">s</text:span><text:span text:style-name="T7"> du Sud, d’après le document 2 les ruelles sont étroite, </text:span><text:span text:style-name="T9">détruit</text:span><text:span text:style-name="T7">, il y a des barres de métale qui sortent du sol, </text:span><text:span text:style-name="T9">des choses sont suceptible de tomber </text:span><text:span text:style-name="T10">sur les habitants</text:span><text:span text:style-name="T9">, </text:span><text:span text:style-name="T10">l’environement en lui même est dangereux </text:span><text:span text:style-name="T11">sans parler du taux de pauvreté qui insite les plus pauvres a commaitre des crimes, </text:span><text:span text:style-name="T10">et pourtant </text:span><text:span text:style-name="T11">Kibera est </text:span><text:span text:style-name="T10">de plus en plus habiter par des migrants </text:span><text:span text:style-name="T11">qui vienne dans cette ville dans l’espoir de vivre mieux et qui finissent par se retrouver ici</text:span><text:span text:style-name="T10">.</text:span></text:p>
      <text:p text:style-name="P6"/>
      <text:p text:style-name="P6"><text:span text:style-name="T7"><text:tab/></text:span><text:span text:style-name="T11">Le CBD (Central Business District) aussi est un lieu de fractures de Nairobi. En effet ce quartier est remplie des immeubles, des magasin de mode, des magasins de high-tech les plus beau, c’est ce paysage moderne qui est porteur d’espoir pour tout ceux qui en sont démunie. Ce quartier est le total opposer de Kibera qui ne sont pourtant pas si loins. <text:s/></text:span><text:span text:style-name="T7"><tex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5T10:16:28.021036374</meta:creation-date>
    <dc:date>2023-01-05T11:31:22.086989658</dc:date>
    <meta:editing-duration>PT42M10S</meta:editing-duration>
    <meta:editing-cycles>10</meta:editing-cycles>
    <meta:generator>LibreOffice/7.0.4.2$Linux_X86_64 LibreOffice_project/00$Build-2</meta:generator>
    <meta:document-statistic meta:table-count="0" meta:image-count="0" meta:object-count="0" meta:page-count="2" meta:paragraph-count="13" meta:word-count="559" meta:character-count="3282" meta:non-whitespace-character-count="2688"/>
  </office:meta>
</office:document-meta>
</file>